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3539" officeooo:paragraph-rsid="001a3539"/>
    </style:style>
    <style:style style:name="P2" style:family="paragraph" style:parent-style-name="Standard">
      <style:paragraph-properties fo:text-align="justify" style:justify-single-word="false"/>
      <style:text-properties officeooo:rsid="001a3539" officeooo:paragraph-rsid="001b8ba9"/>
    </style:style>
    <style:style style:name="P3" style:family="paragraph" style:parent-style-name="Standard">
      <style:paragraph-properties fo:text-align="justify" style:justify-single-word="false"/>
      <style:text-properties fo:font-weight="bold" officeooo:rsid="001a3539" officeooo:paragraph-rsid="001a3539" style:font-weight-asian="bold" style:font-weight-complex="bold"/>
    </style:style>
    <style:style style:name="P4" style:family="paragraph" style:parent-style-name="Standard">
      <style:paragraph-properties fo:text-align="justify" style:justify-single-word="false"/>
      <style:text-properties fo:font-weight="bold" officeooo:rsid="001a3539" officeooo:paragraph-rsid="001b8ba9" style:font-weight-asian="bold" style:font-weight-complex="bold"/>
    </style:style>
    <style:style style:name="P5" style:family="paragraph" style:parent-style-name="Standard">
      <style:paragraph-properties fo:text-align="justify" style:justify-single-word="false"/>
      <style:text-properties fo:font-weight="bold" officeooo:rsid="001c20bd" officeooo:paragraph-rsid="001c20bd" style:font-weight-asian="bold" style:font-weight-complex="bold"/>
    </style:style>
    <style:style style:name="P6" style:family="paragraph" style:parent-style-name="Standard">
      <style:paragraph-properties fo:text-align="justify" style:justify-single-word="false"/>
      <style:text-properties fo:font-weight="bold" officeooo:rsid="001b8ba9" officeooo:paragraph-rsid="001b8ba9" style:font-weight-asian="bold" style:font-weight-complex="bold"/>
    </style:style>
    <style:style style:name="P7" style:family="paragraph" style:parent-style-name="Standard">
      <style:paragraph-properties fo:text-align="justify" style:justify-single-word="false"/>
      <style:text-properties fo:font-weight="bold" officeooo:rsid="001b8ba9" officeooo:paragraph-rsid="001d534f" style:font-weight-asian="bold" style:font-weight-complex="bold"/>
    </style:style>
    <style:style style:name="P8" style:family="paragraph" style:parent-style-name="Standard">
      <style:paragraph-properties fo:text-align="justify" style:justify-single-word="false"/>
      <style:text-properties fo:font-weight="bold" officeooo:rsid="001d534f" officeooo:paragraph-rsid="001d534f" style:font-weight-asian="bold" style:font-weight-complex="bold"/>
    </style:style>
    <style:style style:name="P9" style:family="paragraph" style:parent-style-name="Standard">
      <style:paragraph-properties fo:text-align="justify" style:justify-single-word="false"/>
      <style:text-properties fo:font-weight="bold" officeooo:rsid="001ecc64" officeooo:paragraph-rsid="001ecc64" style:font-weight-asian="bold" style:font-weight-complex="bold"/>
    </style:style>
    <style:style style:name="P10" style:family="paragraph" style:parent-style-name="Standard">
      <style:paragraph-properties fo:text-align="justify" style:justify-single-word="false"/>
      <style:text-properties fo:font-weight="bold" officeooo:rsid="0020b7fc" officeooo:paragraph-rsid="0020b7fc" style:font-weight-asian="bold" style:font-weight-complex="bold"/>
    </style:style>
    <style:style style:name="P11" style:family="paragraph" style:parent-style-name="Standard">
      <style:paragraph-properties fo:text-align="justify" style:justify-single-word="false"/>
      <style:text-properties officeooo:rsid="001b8ba9" officeooo:paragraph-rsid="001b8ba9"/>
    </style:style>
    <style:style style:name="P12" style:family="paragraph" style:parent-style-name="Standard">
      <style:paragraph-properties fo:text-align="justify" style:justify-single-word="false"/>
      <style:text-properties officeooo:rsid="001c20bd" officeooo:paragraph-rsid="001c20bd"/>
    </style:style>
    <style:style style:name="P13" style:family="paragraph" style:parent-style-name="Standard">
      <style:paragraph-properties fo:text-align="justify" style:justify-single-word="false"/>
      <style:text-properties fo:font-weight="normal" officeooo:rsid="001d534f" officeooo:paragraph-rsid="001d534f" style:font-weight-asian="normal" style:font-weight-complex="normal"/>
    </style:style>
    <style:style style:name="P14" style:family="paragraph" style:parent-style-name="Standard">
      <style:paragraph-properties fo:text-align="justify" style:justify-single-word="false"/>
      <style:text-properties fo:font-weight="normal" officeooo:rsid="0020b7fc" officeooo:paragraph-rsid="0020b7fc" style:font-weight-asian="normal" style:font-weight-complex="normal"/>
    </style:style>
    <style:style style:name="P15" style:family="paragraph" style:parent-style-name="Standard" style:list-style-name="L3">
      <style:paragraph-properties fo:text-align="justify" style:justify-single-word="false"/>
      <style:text-properties fo:font-weight="normal" officeooo:rsid="0020ef19" officeooo:paragraph-rsid="0020ef19" style:font-weight-asian="normal" style:font-weight-complex="normal"/>
    </style:style>
    <style:style style:name="P16" style:family="paragraph" style:parent-style-name="Standard" style:list-style-name="L1">
      <style:paragraph-properties fo:text-align="justify" style:justify-single-word="false"/>
      <style:text-properties officeooo:paragraph-rsid="0020b7fc"/>
    </style:style>
    <style:style style:name="P17" style:family="paragraph" style:parent-style-name="Standard">
      <style:paragraph-properties fo:text-align="justify" style:justify-single-word="false"/>
      <style:text-properties officeooo:paragraph-rsid="001ecc64"/>
    </style:style>
    <style:style style:name="P18" style:family="paragraph" style:parent-style-name="Text_20_body">
      <style:paragraph-properties fo:text-align="justify" style:justify-single-word="false"/>
      <style:text-properties officeooo:rsid="001c20bd" officeooo:paragraph-rsid="001c20bd"/>
    </style:style>
    <style:style style:name="P19" style:family="paragraph" style:parent-style-name="Text_20_body">
      <style:paragraph-properties fo:text-align="justify" style:justify-single-word="false"/>
    </style:style>
    <style:style style:name="P20" style:family="paragraph" style:parent-style-name="Text_20_body">
      <style:text-properties fo:font-weight="normal" officeooo:rsid="0020ef19" officeooo:paragraph-rsid="0020ef19" style:font-weight-asian="normal" style:font-weight-complex="normal"/>
    </style:style>
    <style:style style:name="P21" style:family="paragraph" style:parent-style-name="Text_20_body">
      <style:text-properties officeooo:paragraph-rsid="0021f8b7"/>
    </style:style>
    <style:style style:name="P22" style:family="paragraph" style:parent-style-name="Preformatted_20_Text">
      <style:paragraph-properties fo:text-align="justify" style:justify-single-word="false"/>
    </style:style>
    <style:style style:name="P23" style:family="paragraph" style:parent-style-name="Preformatted_20_Text">
      <style:paragraph-properties fo:margin-top="0cm" fo:margin-bottom="0.499cm" style:contextual-spacing="false" fo:text-align="justify" style:justify-single-word="false"/>
    </style:style>
    <style:style style:name="P24" style:family="paragraph" style:parent-style-name="Quotations">
      <style:paragraph-properties fo:background-color="#f5f5f5" fo:padding="0.185cm" fo:border="0.06pt solid #cccccc">
        <style:background-image/>
      </style:paragraph-properties>
      <style:text-properties officeooo:paragraph-rsid="0020ef19"/>
    </style:style>
    <style:style style:name="T1" style:family="text">
      <style:text-properties fo:font-weight="bold" style:font-weight-asian="bold" style:font-weight-complex="bold"/>
    </style:style>
    <style:style style:name="T2" style:family="text">
      <style:text-properties officeooo:rsid="001b8ba9"/>
    </style:style>
    <style:style style:name="T3" style:family="text">
      <style:text-properties officeooo:rsid="001ecc64"/>
    </style:style>
    <style:style style:name="T4" style:family="text">
      <style:text-properties fo:font-weight="normal" style:font-weight-asian="normal" style:font-weight-complex="normal"/>
    </style:style>
    <style:style style:name="T5" style:family="text">
      <style:text-properties fo:font-weight="normal" officeooo:rsid="001ecc64" style:font-weight-asian="normal" style:font-weight-complex="normal"/>
    </style:style>
    <style:style style:name="T6" style:family="text">
      <style:text-properties fo:font-weight="normal" officeooo:rsid="0020ef19" style:font-weight-asian="normal" style:font-weight-complex="normal"/>
    </style:style>
    <style:style style:name="T7" style:family="text">
      <style:text-properties fo:font-weight="normal" officeooo:rsid="0021f8b7" style:font-weight-asian="normal" style:font-weight-complex="normal"/>
    </style:style>
    <style:style style:name="T8" style:family="text">
      <style:text-properties style:font-name="verdana"/>
    </style:style>
    <style:style style:name="T9" style:family="text">
      <style:text-properties style:font-name="verdana" fo:font-weight="normal" officeooo:rsid="0020ef19" style:font-weight-asian="normal" style:font-weight-complex="normal"/>
    </style:style>
    <style:style style:name="T10" style:family="text">
      <style:text-properties style:font-name="verdana" fo:font-weight="bold" style:font-weight-asian="bold" style:font-weight-complex="bold"/>
    </style:style>
    <style:style style:name="T11" style:family="text">
      <style:text-properties style:font-name="verdana" fo:font-weight="bold" officeooo:rsid="0020b7fc" style:font-weight-asian="bold" style:font-weight-complex="bold"/>
    </style:style>
    <style:style style:name="T12" style:family="text">
      <style:text-properties fo:color="#ff0000"/>
    </style:style>
    <style:style style:name="T13" style:family="text">
      <style:text-properties fo:color="#ff0000" style:font-name="verdana"/>
    </style:style>
    <style:style style:name="T14" style:family="text">
      <style:text-properties fo:color="#ff0000" style:font-name="verdana" fo:font-weight="bold" style:font-weight-asian="bold" style:font-weight-complex="bold"/>
    </style:style>
    <style:style style:name="T15" style:family="text">
      <style:text-properties fo:color="#000000" style:font-name="verdana" fo:font-weight="bold" style:font-weight-asian="bold" style:font-weight-complex="bold"/>
    </style:style>
    <style:style style:name="T16" style:family="text">
      <style:text-properties officeooo:rsid="0021f8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ssus Tool Analysis and Solution</text:span> </text:p>
      <text:p text:style-name="P1"/>
      <text:p text:style-name="P3">1.</text:p>
      <text:p text:style-name="P4"><text:span text:style-name="T2">Problem </text:span></text:p>
      <text:p text:style-name="P2">443/tcp</text:p>
      <text:p text:style-name="P1">11229 - Web Server info.php / phpinfo.php Detection</text:p>
      <text:p text:style-name="P1"/>
      <text:p text:style-name="P6">Synopsis</text:p>
      <text:p text:style-name="P11">The remote web server contains a PHP script that is prone to an information disclosure attack.</text:p>
      <text:p text:style-name="P11"/>
      <text:p text:style-name="P6">Description</text:p>
      <text:p text:style-name="P11">Many PHP installation tutorials instruct the user to create a PHP file that calls the PHP function 'phpinfo()' for</text:p>
      <text:p text:style-name="P11">debugging purposes. Various PHP applications may also include such a file. By accessing such a file, a remote</text:p>
      <text:p text:style-name="P11">attacker can discover a large amount of information about the remote web server, including :</text:p>
      <text:p text:style-name="P11">- The username of the user who installed PHP and if they are a SUDO user.</text:p>
      <text:p text:style-name="P11">- The IP address of the host.</text:p>
      <text:p text:style-name="P11">- The version of the operating system.</text:p>
      <text:p text:style-name="P11">- The web server version.</text:p>
      <text:p text:style-name="P11">- The root directory of the web server.</text:p>
      <text:p text:style-name="P11">- Configuration information about the remote PHP installation.</text:p>
      <text:p text:style-name="P11"/>
      <text:p text:style-name="P11">Nessus discovered the following URLs that call phpinfo() :</text:p>
      <text:p text:style-name="P11">- https://testing-eb.weboapps.com/phpinfo.php</text:p>
      <text:p text:style-name="P11">- <text:a xlink:type="simple" xlink:href="https://testing-eb.weboapps.com/info.php">https://testing-eb.weboapps.com/info.php</text:a></text:p>
      <text:p text:style-name="P11"/>
      <text:p text:style-name="P5">Nessus Solution</text:p>
      <text:p text:style-name="P12">Remove the affected file(s).</text:p>
      <text:p text:style-name="P12"/>
      <text:p text:style-name="P5">I suggest</text:p>
      <text:p text:style-name="P18">If you are constantly referring to the file and would rather not delete it, consider adding the following slice of <text:a xlink:type="simple" xlink:href="https://perishablepress.com/category/htaccess/">HTAccess</text:a> to keep it private for your <text:span text:style-name="acronym">IP</text:span> only:</text:p>
      <text:p text:style-name="P22"><text:span text:style-name="Source_20_Text"># protect phpinfo</text:span></text:p>
      <text:p text:style-name="P22"><text:span text:style-name="Source_20_Text">&lt;Files php-info.php&gt;</text:span></text:p>
      <text:p text:style-name="P22"><text:span text:style-name="Source_20_Text"><text:s text:c="8"/>Order Deny,Allow</text:span></text:p>
      <text:p text:style-name="P22"><text:span text:style-name="Source_20_Text"><text:s text:c="8"/>Deny from all</text:span></text:p>
      <text:p text:style-name="P22"><text:span text:style-name="Source_20_Text"><text:s text:c="8"/>Allow from 123.456.789</text:span></text:p>
      <text:p text:style-name="P23"><text:span text:style-name="Source_20_Text">&lt;/Files&gt;</text:span></text:p>
      <text:p text:style-name="P19">Edit this snippet to include your specific <text:span text:style-name="acronym">IP</text:span> address, along with any other <text:span text:style-name="acronym">IP</text:span>s that may require access. Just use additional <text:span text:style-name="Source_20_Text">Allow from 123.456.789</text:span> lines to do so.</text:p>
      <text:p text:style-name="P19">Likewise, to protect other files, you can replace “<text:span text:style-name="Source_20_Text">php-info.php</text:span>” with the name of the file, or use regular expressions to pattern-match specific file sets.</text:p>
      <text:p text:style-name="P8">2</text:p>
      <text:p text:style-name="P8">Problem</text:p>
      <text:p text:style-name="P13">85582 - Web Application Potentially Vulnerable to Clickjacking</text:p>
      <text:p text:style-name="P13"/>
      <text:p text:style-name="P7">Synopsis</text:p>
      <text:p text:style-name="P13">The remote web server may fail to mitigate a class of web application vulnerabilities.</text:p>
      <text:p text:style-name="P9"><text:soft-page-break/>Description</text:p>
      <text:p text:style-name="P14">The remote web server does not set an X-Frame-Options response header or a Content-Security-Policy 'frame-ancestors' response header in all content responses. This could potentially expose the site to a clickjacking or UI redress attack, in which an attacker can trick a user into clicking an area of the vulnerable page that is different than what the user perceives the page to be. This can result in a user performing fraudulent or malicious transactions.</text:p>
      <text:p text:style-name="P14">X-Frame-Options has been proposed by Microsoft as a way to mitigate clickjacking attacks and is currently supported by all major browser vendors.</text:p>
      <text:p text:style-name="P14">Content-Security-Policy (CSP) has been proposed by the W3C Web Application Security Working Group, with increasing support among all major browser vendors, as a way to mitigate clickjacking and other attacks. The 'frame-ancestors' policy directive restricts which sources can embed the protected resource.</text:p>
      <text:p text:style-name="P14">Note that while the X-Frame-Options and Content-Security-Policy response headers are not the only mitigations for clickjacking, they are currently the most reliable methods that can be detected through automation. Therefore, this plugin may produce false positives if other mitigation strategies (e.g., frame-busting JavaScript) are deployed or if the page does not perform any security-sensitive transactions.</text:p>
      <text:p text:style-name="P9"/>
      <text:p text:style-name="P9">Nessus Solution</text:p>
      <text:list xml:id="list1262081334428702371" text:style-name="L1">
        <text:list-item>
          <text:p text:style-name="P16"><text:span text:style-name="T5">Return the X-Frame-Options or Content-Security-Policy (with the 'frame-ancestors' directive) HTTP header with the page's response. </text:span></text:p>
        </text:list-item>
        <text:list-item>
          <text:p text:style-name="P16"><text:span text:style-name="T5">This prevents the page's content from being rendered by another site when using the frame or iframe HTML tags.</text:span></text:p>
        </text:list-item>
      </text:list>
      <text:p text:style-name="P17"/>
      <text:p text:style-name="P10"><text:span text:style-name="T3">I </text:span>suggest<text:span text:style-name="T4"> </text:span><text:span text:style-name="T6">(solution 1)</text:span></text:p>
      <text:list xml:id="list24822066162322039" text:style-name="L3">
        <text:list-item>
          <text:p text:style-name="P15">Stop ManageEngine ServiceDeskPlus services from services.msc console</text:p>
        </text:list-item>
        <text:list-item>
          <text:p text:style-name="P15">Go to ..\ManageEngine\ServiceDesk\server\default\conf directory</text:p>
        </text:list-item>
        <text:list-item>
          <text:p text:style-name="P15">Open the web.xml file</text:p>
        </text:list-item>
        <text:list-item>
          <text:p text:style-name="P15">Append the following code in web.xml</text:p>
        </text:list-item>
        <text:list-item>
          <text:p text:style-name="P15">Start the application from services console.</text:p>
          <text:p text:style-name="P15"/>
        </text:list-item>
      </text:list>
      <text:p text:style-name="P24"><text:span text:style-name="T9">&lt;filter&gt;<text:line-break/>      &lt;filter-name&gt;CommonHeadersFilter&lt;/filter-name&gt;<text:line-break/>      &lt;filter-class&gt;org.jboss.web.tomcat.filters.ReplyHeaderFilter&lt;/filter-class&gt; </text:span><text:span text:style-name="T8"><text:line-break/>     </text:span><text:span text:style-name="T15"> &lt;init-param&gt;<text:line-break/>              &lt;param-name&gt;X-Frame-Options&lt;/param-name&gt;<text:line-break/>              &lt;param-value&gt;SAMEORIGIN&lt;/param-value&gt;<text:line-break/>      &lt;/init-param&gt;</text:span><text:span text:style-name="T8"><text:line-break/>   &lt;/filter&gt;</text:span></text:p>
      <text:p text:style-name="P20">(solution 2)</text:p>
      <text:p text:style-name="P21"><text:span text:style-name="T6">This vulnerability </text:span><text:span text:style-name="T7">can</text:span><text:span text:style-name="T6"> been fixed by adding X-Frame-Options as </text:span>SAMEORIGIN<text:span text:style-name="T6"> in the response header. This prevents third party sites from loading ADSelfService Plus in IFr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20:40:52.699360356</meta:creation-date>
    <dc:date>2017-11-22T21:31:27.202757783</dc:date>
    <meta:editing-duration>PT46M28S</meta:editing-duration>
    <meta:editing-cycles>8</meta:editing-cycles>
    <meta:generator>LibreOffice/4.2.8.2$Linux_X86_64 LibreOffice_project/420m0$Build-2</meta:generator>
    <meta:document-statistic meta:table-count="0" meta:image-count="0" meta:object-count="0" meta:page-count="2" meta:paragraph-count="54" meta:word-count="582" meta:character-count="4122" meta:non-whitespace-character-count="3494"/>
  </office:meta>
</office:document-meta>
</file>